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Segoe UI Symbol'" style:font-family-asian="'Segoe UI Symbol'" style:font-family-complex="'Segoe UI Symbol'"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bold" fo:font-family="'Segoe UI Symbol'" style:font-family-asian="'Segoe UI Symbol'" style:font-family-complex="'Segoe UI Symbol'"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fo:font-style="italic"/>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fo:font-style="italic"/>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style:style>
    <style:style style:name="P3" style:family="paragraph">
      <style:paragraph-properties fo:line-height="115.00%" fo:text-align="left" fo:margin-bottom="10.00pt"/>
    </style:style>
    <style:style style:name="P4"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9"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10" style:family="paragraph">
      <style:paragraph-properties fo:line-height="100.00%" fo:text-align="center"/>
    </style:style>
    <style:style style:name="P11" style:family="paragraph">
      <style:paragraph-properties fo:line-height="100.00%" fo:text-align="left"/>
    </style:style>
    <style:style style:name="P12"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13"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14" style:family="paragraph">
      <style:paragraph-properties fo:line-height="100.00%" fo:text-align="center"/>
    </style:style>
    <style:style style:name="P15" style:family="paragraph">
      <style:paragraph-properties fo:line-height="100.00%" fo:text-align="left"/>
    </style:style>
    <style:style style:name="P16"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17" style:family="paragraph">
      <style:paragraph-properties fo:line-height="100.00%" fo:text-align="center"/>
    </style:style>
    <style:style style:name="P18" style:family="paragraph">
      <style:paragraph-properties fo:line-height="100.00%" fo:text-align="left"/>
    </style:style>
    <style:style style:name="P19"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20" style:family="paragraph">
      <style:paragraph-properties fo:line-height="100.00%" fo:text-align="center"/>
    </style:style>
    <style:style style:name="P21" style:family="paragraph">
      <style:paragraph-properties fo:line-height="100.00%" fo:text-align="left"/>
    </style:style>
    <style:style style:name="P22"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23" style:family="paragraph">
      <style:paragraph-properties fo:line-height="100.00%" fo:text-align="center"/>
    </style:style>
    <style:style style:name="P24" style:family="paragraph">
      <style:paragraph-properties fo:line-height="100.00%" fo:text-align="left"/>
    </style:style>
    <style:style style:name="P25"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26" style:family="paragraph">
      <style:paragraph-properties fo:line-height="100.00%" fo:text-align="center"/>
    </style:style>
    <style:style style:name="P27" style:family="paragraph">
      <style:paragraph-properties fo:line-height="100.00%" fo:text-align="left"/>
    </style:style>
    <style:style style:name="P28"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29" style:family="paragraph">
      <style:paragraph-properties fo:line-height="100.00%" fo:text-align="center"/>
    </style:style>
    <style:style style:name="P30" style:family="paragraph">
      <style:paragraph-properties fo:line-height="100.00%" fo:text-align="left"/>
    </style:style>
    <style:style style:name="P31"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32"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33" style:family="paragraph">
      <style:paragraph-properties fo:line-height="100.00%" fo:text-align="center"/>
    </style:style>
    <style:style style:name="P34" style:family="paragraph">
      <style:paragraph-properties fo:line-height="100.00%" fo:text-align="left"/>
    </style:style>
    <style:style style:name="P35"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36" style:family="paragraph">
      <style:paragraph-properties fo:line-height="100.00%" fo:text-align="center"/>
    </style:style>
    <style:style style:name="P37" style:family="paragraph">
      <style:paragraph-properties fo:line-height="100.00%" fo:text-align="left"/>
    </style:style>
    <style:style style:name="P38" style:family="paragraph">
      <style:paragraph-properties fo:line-height="100.00%" fo:text-align="left" fo:margin-left="1.50pt" fo:text-indent="-1.50pt">
        <style:tab-stops>
          <style:tab-stop style:position="64.00pt"/>
          <style:tab-stop style:position="-1.50pt"/>
          <style:tab-stop style:position="28749.75pt" style:type="right"/>
        </style:tab-stops>
      </style:paragraph-properties>
    </style:style>
    <style:style style:name="P39" style:family="paragraph">
      <style:paragraph-properties fo:line-height="115.00%" fo:text-align="left" fo:margin-bottom="10.00pt"/>
    </style:style>
    <style:style style:name="P40" style:family="paragraph">
      <style:paragraph-properties fo:line-height="100.00%" fo:text-align="left"/>
    </style:style>
    <style:style style:name="P41" style:family="paragraph">
      <style:paragraph-properties fo:line-height="115.00%" fo:text-align="left" fo:margin-bottom="10.00pt"/>
    </style:style>
    <style:style style:name="P42" style:family="paragraph">
      <style:paragraph-properties fo:line-height="100.00%" fo:text-align="left"/>
    </style:style>
    <style:style style:name="P43" style:family="paragraph">
      <style:paragraph-properties fo:line-height="115.00%" fo:text-align="left" fo:margin-bottom="10.00pt"/>
    </style:style>
    <style:style style:name="P44" style:family="paragraph">
      <style:paragraph-properties fo:line-height="100.00%" fo:text-align="left"/>
    </style:style>
    <style:style style:name="P45" style:family="paragraph">
      <style:paragraph-properties fo:line-height="115.00%" fo:text-align="left" fo:margin-bottom="10.00pt"/>
    </style:style>
    <style:style style:name="P46" style:family="paragraph">
      <style:paragraph-properties fo:line-height="100.00%" fo:text-align="left"/>
    </style:style>
    <style:style style:name="P47" style:family="paragraph">
      <style:paragraph-properties fo:line-height="115.00%" fo:text-align="left" fo:margin-bottom="10.00pt"/>
    </style:style>
    <style:style style:name="TableColumn0100" style:family="table-column">
      <style:table-column-properties style:column-width="0.909722in"/>
    </style:style>
    <style:style style:name="TableColumn0101" style:family="table-column">
      <style:table-column-properties style:column-width="2.562500in"/>
    </style:style>
    <style:style style:name="TableColumn0102" style:family="table-column">
      <style:table-column-properties style:column-width="2.626389in"/>
    </style:style>
    <style:style style:name="Table01" style:family="table">
      <style:table-properties style:width="6.098611in" fo:margin-left="0.000000in" style:writing-mode="lr" table:align="left" style:may-break-between-rows="true"/>
    </style:style>
    <style:style style:name="TableRow0100" style:family="table-row">
      <style:table-row-properties style:min-row-height="0.177778in"/>
    </style:style>
    <style:style style:name="TableCell0100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0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0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1" style:family="table-row">
      <style:table-row-properties style:min-row-height="0.177778in"/>
    </style:style>
    <style:style style:name="TableCell0101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1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1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2" style:family="table-row">
      <style:table-row-properties style:min-row-height="0.331250in"/>
    </style:style>
    <style:style style:name="TableCell0102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2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2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3" style:family="table-row">
      <style:table-row-properties style:min-row-height="0.331250in"/>
    </style:style>
    <style:style style:name="TableCell0103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3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3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4" style:family="table-row">
      <style:table-row-properties style:min-row-height="0.331250in"/>
    </style:style>
    <style:style style:name="TableCell0104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4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4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5" style:family="table-row">
      <style:table-row-properties style:min-row-height="0.331250in"/>
    </style:style>
    <style:style style:name="TableCell0105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5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5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6" style:family="table-row">
      <style:table-row-properties style:min-row-height="0.331250in"/>
    </style:style>
    <style:style style:name="TableCell0106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6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6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7" style:family="table-row">
      <style:table-row-properties style:min-row-height="0.331250in"/>
    </style:style>
    <style:style style:name="TableCell0107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7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7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8" style:family="table-row">
      <style:table-row-properties style:min-row-height="0.177778in"/>
    </style:style>
    <style:style style:name="TableCell0108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8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8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Row0109" style:family="table-row">
      <style:table-row-properties style:min-row-height="0.177778in"/>
    </style:style>
    <style:style style:name="TableCell010900"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901"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style:style style:name="TableCell010902" style:family="table-cell">
      <style:table-cell-properties fo:border-top="0.000000in solid #836967" fo:border-left="0.000000in solid #836967" fo:border-right="0.000000in solid #836967" fo:border-bottom="0.000000in solid #836967" fo:padding-left="0.020833in" fo:padding-right="0.020833in" fo:vertical-align="top" fo:background-color="transparent"/>
    </style:style>
  </office:automatic-styles>
  <office:body>
    <office:text>
      <text:p text:style-name="P1"><text:span text:style-name="T1"/></text:p>
      <text:p text:style-name="P2"><text:span text:style-name="T2">1. Bij het inladen van een bestand is het noodzakelijk om de locatie van het</text:span></text:p>
      <text:p text:style-name="P2"><text:span text:style-name="T2">bestand aan te geven. Dit kan op 2 manieren:</text:span></text:p>
      <text:p text:style-name="P2"><text:span text:style-name="T3"/></text:p>
      <text:p text:style-name="P2"><text:span text:style-name="T4">●</text:span><text:span text:style-name="T5"><text:s/>Absolute path</text:span></text:p>
      <text:p text:style-name="P2"><text:span text:style-name="T6">●</text:span><text:span text:style-name="T7"><text:s/>Relative path</text:span></text:p>
      <text:p text:style-name="P2"><text:span text:style-name="T8"/></text:p>
      <text:p text:style-name="P3"><text:span text:style-name="T9">Wat houden deze 2 paths in?</text:span></text:p>
      <text:p text:style-name="P3"><text:span text:style-name="T10">Het "absolute path" is een link naar een volledig uitgewerkt url. Een relative path verwijst naar een document in een map</text:span></text:p>
      <text:p text:style-name="P3"><text:span text:style-name="T11"/></text:p>
      <text:p text:style-name="P3"><text:span text:style-name="T12">2. Zoek uit welke formaat afbeeldingen er nog meer kan zijn.</text:span></text:p>
      <text:p text:style-name="P3"><text:span text:style-name="T12">3. Zoek uit welke browsers er zijn en maak een lijst van je antwoord.</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5"><text:span text:style-name="T14">Abbreviation</text:span><text:span text:style-name="T15"/></text:p>
          </table:table-cell>
          <table:table-cell table:style-name="TableCell010001">
            <text:p text:style-name="P6"><text:span text:style-name="T16">File format</text:span><text:span text:style-name="T17"/></text:p>
          </table:table-cell>
          <table:table-cell table:style-name="TableCell010002">
            <text:p text:style-name="P7"><text:span text:style-name="T18">Browser compatibility</text:span><text:span text:style-name="T19"/></text:p>
          </table:table-cell>
        </table:table-row>
        <table:table-row table:style-name="TableRow0101">
          <table:table-cell table:style-name="TableCell010100">
            <text:p text:style-name="P10"><text:span text:style-name="T20">APNG</text:span><text:span text:style-name="T21"/></text:p>
          </table:table-cell>
          <table:table-cell table:style-name="TableCell010101">
            <text:p text:style-name="P11"><text:span text:style-name="T22">Animated Portable Network Graphics</text:span><text:span text:style-name="T23"/></text:p>
          </table:table-cell>
          <table:table-cell table:style-name="TableCell010102">
            <text:p text:style-name="P11"><text:span text:style-name="T24">Chrome, Edge, Firefox, Opera, Safari</text:span><text:span text:style-name="T25"/></text:p>
          </table:table-cell>
        </table:table-row>
        <table:table-row table:style-name="TableRow0102">
          <table:table-cell table:style-name="TableCell010200">
            <text:p text:style-name="P14"><text:span text:style-name="T26">BMP</text:span><text:span text:style-name="T27"/></text:p>
          </table:table-cell>
          <table:table-cell table:style-name="TableCell010201">
            <text:p text:style-name="P15"><text:span text:style-name="T28">Bitmap file</text:span><text:span text:style-name="T29"/></text:p>
          </table:table-cell>
          <table:table-cell table:style-name="TableCell010202">
            <text:p text:style-name="P15"><text:span text:style-name="T30">Chrome, Edge, Firefox, Internet Explorer, Opera, Safari</text:span><text:span text:style-name="T31"/></text:p>
          </table:table-cell>
        </table:table-row>
        <table:table-row table:style-name="TableRow0103">
          <table:table-cell table:style-name="TableCell010300">
            <text:p text:style-name="P17"><text:span text:style-name="T32">GIF</text:span><text:span text:style-name="T33"/></text:p>
          </table:table-cell>
          <table:table-cell table:style-name="TableCell010301">
            <text:p text:style-name="P18"><text:span text:style-name="T34">Graphics Interchange Format</text:span><text:span text:style-name="T35"/></text:p>
          </table:table-cell>
          <table:table-cell table:style-name="TableCell010302">
            <text:p text:style-name="P18"><text:span text:style-name="T36">Chrome, Edge, Firefox, Internet Explorer, Opera, Safari</text:span><text:span text:style-name="T37"/></text:p>
          </table:table-cell>
        </table:table-row>
        <table:table-row table:style-name="TableRow0104">
          <table:table-cell table:style-name="TableCell010400">
            <text:p text:style-name="P20"><text:span text:style-name="T38">ICO</text:span><text:span text:style-name="T39"/></text:p>
          </table:table-cell>
          <table:table-cell table:style-name="TableCell010401">
            <text:p text:style-name="P21"><text:span text:style-name="T40">Microsoft Icon</text:span><text:span text:style-name="T41"/></text:p>
          </table:table-cell>
          <table:table-cell table:style-name="TableCell010402">
            <text:p text:style-name="P21"><text:span text:style-name="T42">Chrome, Edge, Firefox, Internet Explorer, Opera, Safari</text:span><text:span text:style-name="T43"/></text:p>
          </table:table-cell>
        </table:table-row>
        <table:table-row table:style-name="TableRow0105">
          <table:table-cell table:style-name="TableCell010500">
            <text:p text:style-name="P23"><text:span text:style-name="T44">JPEG</text:span><text:span text:style-name="T45"/></text:p>
          </table:table-cell>
          <table:table-cell table:style-name="TableCell010501">
            <text:p text:style-name="P24"><text:span text:style-name="T46">Joint Photographic Expert Group image</text:span><text:span text:style-name="T47"/></text:p>
          </table:table-cell>
          <table:table-cell table:style-name="TableCell010502">
            <text:p text:style-name="P24"><text:span text:style-name="T48">Chrome, Edge, Firefox, Internet Explorer, Opera, Safari</text:span><text:span text:style-name="T49"/></text:p>
          </table:table-cell>
        </table:table-row>
        <table:table-row table:style-name="TableRow0106">
          <table:table-cell table:style-name="TableCell010600">
            <text:p text:style-name="P26"><text:span text:style-name="T50">PNG</text:span><text:span text:style-name="T51"/></text:p>
          </table:table-cell>
          <table:table-cell table:style-name="TableCell010601">
            <text:p text:style-name="P27"><text:span text:style-name="T52">Portable Network Graphics</text:span><text:span text:style-name="T53"/></text:p>
          </table:table-cell>
          <table:table-cell table:style-name="TableCell010602">
            <text:p text:style-name="P27"><text:span text:style-name="T54">Chrome, Edge, Firefox, Internet Explorer, Opera, Safari</text:span><text:span text:style-name="T55"/></text:p>
          </table:table-cell>
        </table:table-row>
        <table:table-row table:style-name="TableRow0107">
          <table:table-cell table:style-name="TableCell010700">
            <text:p text:style-name="P29"><text:span text:style-name="T56">SVG</text:span><text:span text:style-name="T57"/></text:p>
          </table:table-cell>
          <table:table-cell table:style-name="TableCell010701">
            <text:p text:style-name="P30"><text:span text:style-name="T58">Scalable Vector Graphics</text:span><text:span text:style-name="T59"/></text:p>
          </table:table-cell>
          <table:table-cell table:style-name="TableCell010702">
            <text:p text:style-name="P30"><text:span text:style-name="T60">Chrome, Edge, Firefox, Internet Explorer, Opera, Safari</text:span><text:span text:style-name="T61"/></text:p>
          </table:table-cell>
        </table:table-row>
        <table:table-row table:style-name="TableRow0108">
          <table:table-cell table:style-name="TableCell010800">
            <text:p text:style-name="P33"><text:span text:style-name="T62">TIFF</text:span><text:span text:style-name="T63"/></text:p>
          </table:table-cell>
          <table:table-cell table:style-name="TableCell010801">
            <text:p text:style-name="P34"><text:span text:style-name="T64">Tagged Image File Format</text:span><text:span text:style-name="T65"/></text:p>
          </table:table-cell>
          <table:table-cell table:style-name="TableCell010802">
            <text:p text:style-name="P34"><text:span text:style-name="T66">None built-in; add-ons required</text:span><text:span text:style-name="T67"/></text:p>
          </table:table-cell>
        </table:table-row>
        <table:table-row table:style-name="TableRow0109">
          <table:table-cell table:style-name="TableCell010900">
            <text:p text:style-name="P36"><text:span text:style-name="T68">WebP</text:span><text:span text:style-name="T69"/></text:p>
          </table:table-cell>
          <table:table-cell table:style-name="TableCell010901">
            <text:p text:style-name="P37"><text:span text:style-name="T70">Web Picture format</text:span><text:span text:style-name="T71"/></text:p>
          </table:table-cell>
          <table:table-cell table:style-name="TableCell010902">
            <text:p text:style-name="P37"><text:span text:style-name="T72">Chrome, Edge, Firefox, Opera</text:span><text:span text:style-name="T73"/></text:p>
          </table:table-cell>
        </table:table-row>
      </table:table>
      <text:p text:style-name="P39"><text:span text:style-name="T73"/></text:p>
      <text:p text:style-name="P39"><text:span text:style-name="T74">4. Gedaan in VSC</text:span></text:p>
      <text:p text:style-name="P40"><text:span text:style-name="T74">5. Wat houdt de<text:s/></text:span><text:span text:style-name="T75">alt<text:s/></text:span><text:span text:style-name="T76">attribute in? En waarom is het handig om de<text:s/></text:span><text:span text:style-name="T77">alt<text:s/></text:span><text:span text:style-name="T78">attribuut te</text:span></text:p>
      <text:p text:style-name="P41"><text:span text:style-name="T78">gebruiken?</text:span></text:p>
      <text:p text:style-name="P41"><text:span text:style-name="T79">Een alt attribute geeft info weer in het geval dat de foto nietgeladen kan worden, zodat men weet dat er een foto staat en wat er op die foto zou moeten staan</text:span></text:p>
      <text:p text:style-name="P41"><text:span text:style-name="T80">6. Laadt dit bestand in als een audio op het scherm.</text:span></text:p>
      <text:p text:style-name="P41"><text:span text:style-name="T81">Gedaan in VSC.</text:span></text:p>
      <text:p text:style-name="P41"><text:span text:style-name="T81"/></text:p>
      <text:p text:style-name="P42"><text:span text:style-name="T82">7. Speel een audio bestand af met &lt;source&gt; tag. Leg uit wat hier het voordeel</text:span></text:p>
      <text:p text:style-name="P43"><text:span text:style-name="T82">van is.</text:span><text:span text:style-name="T83"/></text:p>
      <text:p text:style-name="P43"><text:span text:style-name="T84">Hiermee maak je het mogelijk voor de browser om gebruik te maken van een audiosoort die wel ondersteund wordt.</text:span></text:p>
      <text:p text:style-name="P43"><text:span text:style-name="T85"/></text:p>
      <text:p text:style-name="P44"><text:span text:style-name="T86">8. Zoek een willekeurig video en sla dit op in je computer. Laadt dit bestand in</text:span></text:p>
      <text:p text:style-name="P45"><text:span text:style-name="T86">als een video op het scherm.</text:span><text:span text:style-name="T87"/></text:p>
      <text:p text:style-name="P45"><text:span text:style-name="T87"/></text:p>
      <text:p text:style-name="P46"><text:span text:style-name="T88">9. Maak gebruik van de verschillende soorten lijsten om het volgende resultaat</text:span></text:p>
      <text:p text:style-name="P47"><text:span text:style-name="T88">op je webpagina weer te geven.</text:span></text:p>
      <text:p text:style-name="P47"><text:span text:style-name="T89">Gedaan in VSC</text:span></text:p>
      <text:p text:style-name="P47"><text:span text:style-name="T89"/></text:p>
      <text:p text:style-name="P47"><text:span text:style-name="T90">10 &amp; 11.</text:span></text:p>
      <text:p text:style-name="P47"><text:span text:style-name="T91">Gedaan in VSC</text:span><text:span text:style-name="T9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